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top="0.4cm" fo:margin-bottom="0cm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background-color="#ffff00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super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2D detec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esnet 5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mask_rcnn_r50_fpn.py</text:p>
          </draw:text-box>
        </draw:frame>
        <draw:frame presentation:style-name="pr5" draw:layer="layout" svg:width="12.297cm" svg:height="9.134cm" svg:x="1.27cm" svg:y="3.81cm" presentation:class="outline" presentation:user-transformed="true">
          <draw:text-box>
            <text:list text:style-name="L3">
              <text:list-header>
                <text:p><text:span text:style-name="T1">1. Backbone</text:span></text:p>
                <text:list>
                  <text:list-item>
                    <text:p><text:span text:style-name="T2">Resnet</text:span></text:p>
                  </text:list-item>
                  <text:list-item>
                    <text:p><text:span text:style-name="T2">Depth = 50</text:span></text:p>
                  </text:list-item>
                  <text:list-item>
                    <text:p><text:span text:style-name="T2">Num_stages = 4 (by default)</text:span></text:p>
                  </text:list-item>
                  <text:list-item>
                    <text:p><text:span text:style-name="T2">Out_indices (indices for each stage)</text:span></text:p>
                  </text:list-item>
                  <text:list-item>
                    <text:p><text:span text:style-name="T2">frozen_stages = 1</text:span></text:p>
                  </text:list-item>
                  <text:list-item>
                    <text:p><text:span text:style-name="T2">norm_cfg = BN (Batch normalization) </text:span></text:p>
                  </text:list-item>
                </text:list>
              </text:list-header>
              <text:list-item>
                <text:p><text:span text:style-name="T2">2. Neck</text:span></text:p>
                <text:list>
                  <text:list-item>
                    <text:p><text:span text:style-name="T2">In channel = [256,512,1024,2048]</text:span></text:p>
                  </text:list-item>
                  <text:list-item>
                    <text:p><text:span text:style-name="T2">out_channel = 256</text:span></text:p>
                  </text:list-item>
                  <text:list-item>
                    <text:p><text:span text:style-name="T2">num_outs = 5</text:span></text:p>
                  </text:list-item>
                </text:list>
              </text:list-item>
              <text:list-item>
                <text:p><text:span text:style-name="T2">3. RPN_head</text:span></text:p>
                <text:list>
                  <text:list-item>
                    <text:p><text:span text:style-name="T2">In channel = 256</text:span></text:p>
                  </text:list-item>
                  <text:list-item>
                    <text:p><text:span text:style-name="T2">Feature channels = 256</text:span></text:p>
                  </text:list-item>
                  <text:list-item>
                    <text:p><text:span text:style-name="T2">Anchor generator</text:span></text:p>
                  </text:list-item>
                  <text:list-item>
                    <text:p><text:span text:style-name="T2">BBOX coder</text:span></text:p>
                  </text:list-item>
                  <text:list-item>
                    <text:p><text:span text:style-name="T2">Loss classification: Cross entrpy</text:span></text:p>
                  </text:list-item>
                  <text:list-item>
                    <text:p><text:span text:style-name="T2">Loss bbox = L1 loss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297cm" svg:height="9.134cm" svg:x="14.373cm" svg:y="3.81cm" presentation:class="outline" presentation:user-transformed="true">
          <draw:text-box>
            <text:list text:style-name="L3">
              <text:list-item>
                <text:p text:style-name="P2"><text:span text:style-name="T1">4. ROI head</text:span></text:p>
                <text:list>
                  <text:list-item>
                    <text:p><text:span text:style-name="T2">Bbox roi extractor</text:span></text:p>
                    <text:list>
                      <text:list-item>
                        <text:p><text:span text:style-name="T2">Roi layer = roi_align, output size = 7</text:span></text:p>
                      </text:list-item>
                      <text:list-item>
                        <text:p><text:span text:style-name="T2">out_channel = 256</text:span></text:p>
                      </text:list-item>
                    </text:list>
                  </text:list-item>
                  <text:list-item>
                    <text:p><text:span text:style-name="T2">Bbox head</text:span></text:p>
                    <text:list>
                      <text:list-item>
                        <text:p><text:span text:style-name="T2">in_channel = 256</text:span></text:p>
                      </text:list-item>
                      <text:list-item>
                        <text:p><text:span text:style-name="T2">fc_out_channel = 1024</text:span></text:p>
                      </text:list-item>
                      <text:list-item>
                        <text:p><text:span text:style-name="T2">roi_feat_size = 7</text:span></text:p>
                      </text:list-item>
                      <text:list-item>
                        <text:p><text:span text:style-name="T2">num_class = 1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">Loss classification: Cross entrpy</text:span></text:p>
                      </text:list-item>
                      <text:list-item>
                        <text:p><text:span text:style-name="T2">Loss bbox = L1 lo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6.034cm" svg:y="5.222cm">
          <dc:date>2024-11-24T18:27:25</dc:date>
          <text:p>STAGES OF RESNET50 FPN (feature pyramid network)</text:p>
          <text:p>Stem: P1</text:p>
          <text:p>7</text:p>
          <text:p>×</text:p>
          <text:p>7</text:p>
          <text:p>7×7 convolution and </text:p>
          <text:p>3</text:p>
          <text:p>×</text:p>
          <text:p>3</text:p>
          <text:p>3×3 max pooling.</text:p>
          <text:p>Stage 1: P2</text:p>
          <text:p>3 residual blocks with feature map size </text:p>
          <text:p>56</text:p>
          <text:p>×</text:p>
          <text:p>56</text:p>
          <text:p>56×56 (for an input image of </text:p>
          <text:p>224</text:p>
          <text:p>×</text:p>
          <text:p>224</text:p>
          <text:p>224×224).</text:p>
          <text:p>Stage 2: P3</text:p>
          <text:p>4 residual blocks with feature map size </text:p>
          <text:p>28</text:p>
          <text:p>×</text:p>
          <text:p>28</text:p>
          <text:p>28×28.</text:p>
          <text:p>Stage 3: P4</text:p>
          <text:p>6 residual blocks with feature map size </text:p>
          <text:p>14</text:p>
          <text:p>×</text:p>
          <text:p>14</text:p>
          <text:p>14×14.</text:p>
          <text:p>Stage 4:</text:p>
          <text:p>3 residual blocks with feature map size </text:p>
          <text:p>7</text:p>
          <text:p>×</text:p>
          <text:p>7</text:p>
          <text:p>7×7.</text:p>
          <text:p>This gives a total of 4 stages.</text:p>
        </officeooo:annotation>
        <officeooo:annotation svg:x="6.962cm" svg:y="6.755cm">
          <dc:date>2024-11-24T17:38:34</dc:date>
          <text:p text:style-name="P3"><text:span text:style-name="T2">Typical RESNET block</text:span></text:p>
          <text:p text:style-name="P3"><text:span text:style-name="T2">Input -&gt; Conv -&gt; BN -&gt; ReLU -&gt; Conv -&gt; BN -&gt; Add (Residual) -&gt; ReLU</text:span></text:p>
        </officeooo:annotation>
        <officeooo:annotation svg:x="3.156cm" svg:y="7.311cm">
          <dc:date>2024-11-24T17:39:03</dc:date>
          <text:p>Example neck</text:p>
          <text:p>Input -&gt; Conv(1x1) -&gt; BN -&gt; ReLU -&gt; Conv(3x3) -&gt; BN -&gt; ReLU -&gt; Conv(1x1) -&gt; BN -&gt; Add (Residual) -&gt; ReLU</text:p>
          <text:p/>
        </officeooo:annotation>
      </draw:page>
      <draw:page draw:name="page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ingle_frame.py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ecide on the dimension of the ROI.</text:p>
                <text:list>
                  <text:list-item>
                    <text:p>ida_aug_conf = {</text:p>
                  </text:list-item>
                  <text:list-item>
                    <text:p><text:s text:c="4"/>"resize_lim": (0.8, 1.0), <text:span text:style-name="T3">//1.0,1.0</text:span></text:p>
                  </text:list-item>
                  <text:list-item>
                    <text:p><text:s text:c="4"/>"final_dim": (512, 1408), <text:span text:style-name="T3">//dim of ROI</text:span></text:p>
                  </text:list-item>
                  <text:list-item>
                    <text:p><text:s text:c="4"/>"bot_pct_lim": (0.0, 0.0),</text:p>
                  </text:list-item>
                  <text:list-item>
                    <text:p><text:s text:c="4"/>"rot_lim": (0.0, 0.0),</text:p>
                  </text:list-item>
                  <text:list-item>
                    <text:p><text:s text:c="4"/>"H": 900, <text:span text:style-name="T3">//1024</text:span></text:p>
                  </text:list-item>
                  <text:list-item>
                    <text:p><text:s text:c="4"/>"W": 1600, <text:span text:style-name="T3">//1024</text:span></text:p>
                  </text:list-item>
                  <text:list-item>
                    <text:p><text:s text:c="4"/>"rand_flip": True,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4">Change class_nam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4">mv2d_r50_single_frame_roi_1408x512.py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Point_cloud_range = given in meters. Need to change to </text:span><text:span text:style-name="T5">actual dimensions for the data.</text:span></text:p>
              </text:list-item>
              <text:list-item>
                <text:p><text:span text:style-name="T5">post_range = same as above</text:span></text:p>
              </text:list-item>
              <text:list-item>
                <text:p><text:span text:style-name="T5">roi_size = 7 Roi_align resizes each selected region to </text:span><text:span text:style-name="T5">7x7 (default from resnet)</text:span></text:p>
              </text:list-item>
              <text:list-item>
                <text:p><text:span text:style-name="T5">roi_stride = downsampling factor between original image </text:span><text:span text:style-name="T5">and the feature map = 16 (nuscenes) </text:span></text:p>
                <text:list>
                  <text:list-item>
                    <text:p><text:span text:style-name="T5">This roi_stride needs to be tuned for cancer data.</text:span></text:p>
                  </text:list-item>
                </text:list>
              </text:list-item>
              <text:list-item>
                <text:p><text:span text:style-name="T5">One STEM + 4 stages in resne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5">DCN (deformable convolution networks at last </text:span><text:span text:style-name="T5">stages of resnet)</text:span></text:p>
              </text:list-item>
              <text:list-item>
                <text:p><text:span text:style-name="T5">grid_mask configuration for training. Can be </text:span><text:span text:style-name="T5">tuned for cancer data to remove </text:span><text:span text:style-name="T5">generalisation?</text:span></text:p>
              </text:list-item>
              <text:list-item>
                <text:p><text:span text:style-name="T5">Neck:</text:span></text:p>
                <text:list>
                  <text:list-item>
                    <text:p><text:span text:style-name="T5">Only uses the 3</text:span><text:span text:style-name="T6">rd</text:span><text:span text:style-name="T5"> stage feature output. </text:span><text:span text:style-name="T5">Based on cancer data this needs to be </text:span><text:span text:style-name="T5">tuned.</text:span></text:p>
                  </text:list-item>
                </text:list>
              </text:list-item>
              <text:list-item>
                <text:p><text:span text:style-name="T5">ROI head</text:span></text:p>
                <text:list>
                  <text:list-item>
                    <text:p><text:span text:style-name="T5">ROI_stride = 16 (to be tuned)</text:span></text:p>
                  </text:list-item>
                  <text:list-item>
                    <text:p><text:span text:style-name="T5">1024*1024→128*128(3rd stage)→ each </text:span><text:span text:style-name="T5">roi will be 16x16 so we get a 8x8 feature </text:span><text:span text:style-name="T5">map → downsampled to 7x7</text:span></text:p>
                  </text:list-item>
                  <text:list-item>
                    <text:p><text:span text:style-name="T5">Output channels = 5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4T17:18:22.510829852</meta:creation-date>
    <dc:date>2024-11-25T11:08:03.567888322</dc:date>
    <meta:editing-duration>PT54M59S</meta:editing-duration>
    <meta:editing-cycles>3</meta:editing-cycles>
    <meta:generator>LibreOffice/7.3.7.2$Linux_X86_64 LibreOffice_project/30$Build-2</meta:generator>
    <meta:document-statistic meta:object-count="40"/>
  </office:meta>
</office:document-meta>
</file>